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die Flower" svg:font-family="'Indie Flower'" style:font-pitch="variable"/>
    <style:font-face style:name="Lobster" svg:font-family="Lobster" style:font-pitch="variable"/>
    <style:font-face style:name="TeX Gyre Chorus" svg:font-family="'TeX Gyre Choru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font-name="TeX Gyre Chorus" fo:font-size="12pt" style:font-size-asian="12pt" style:font-size-complex="12pt"/>
    </style:style>
    <style:style style:name="ce2" style:family="table-cell" style:parent-style-name="Default">
      <style:text-properties style:font-name="TeX Gyre Choru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ffff"/>
      <style:text-properties fo:color="#ff0000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prise InfoRep</text:p>
          </table:table-cell>
          <table:covered-table-cell table:style-name="ce1"/>
          <table:table-cell table:number-columns-repeated="3"/>
          <table:table-cell office:value-type="string" calcext:value-type="string">
            <text:p>Facture N° :</text:p>
          </table:table-cell>
          <table:table-cell table:style-name="ce6"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13, Rue du Relais</text:p>
          </table:table-cell>
          <table:covered-table-cell table:style-name="ce1"/>
          <table:table-cell table:number-columns-repeated="3"/>
          <table:table-cell office:value-type="string" calcext:value-type="string">
            <text:p>Du :</text:p>
          </table:table-cell>
          <table:table-cell table:style-name="ce7" office:value-type="date" office:date-value="2014-09-27T09:00:00" calcext:value-type="date">
            <text:p>27/09/14 09:00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33600 PESSAC</text:p>
          </table:table-cell>
          <table:covered-table-cell table:style-name="ce2"/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de article 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 Total</text:p>
          </table:table-cell>
          <table:table-cell/>
        </table:table-row>
        <table:table-row table:style-name="ro2">
          <table:table-cell/>
          <table:table-cell table:style-name="ce3" office:value-type="float" office:value="725" calcext:value-type="float">
            <text:p>725</text:p>
          </table:table-cell>
          <table:table-cell table:style-name="ce3" office:value-type="string" calcext:value-type="string">
            <text:p>PORTE FENETRE <text:s/>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82" calcext:value-type="float">
            <text:p>1782</text:p>
          </table:table-cell>
          <table:table-cell table:style-name="ce4" office:value-type="float" office:value="8910" calcext:value-type="float">
            <text:p>8910</text:p>
          </table:table-cell>
          <table:table-cell/>
        </table:table-row>
        <table:table-row table:style-name="ro2">
          <table:table-cell/>
          <table:table-cell table:style-name="ce3" office:value-type="float" office:value="532" calcext:value-type="float">
            <text:p>532</text:p>
          </table:table-cell>
          <table:table-cell table:style-name="ce3" office:value-type="string" calcext:value-type="string">
            <text:p>FENETRE 60 x 1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float" office:value="6496" calcext:value-type="float">
            <text:p>6496</text:p>
          </table:table-cell>
          <table:table-cell/>
        </table:table-row>
        <table:table-row table:style-name="ro2">
          <table:table-cell/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PORTE D’ENTREE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5" calcext:value-type="float">
            <text:p>2325</text:p>
          </table:table-cell>
          <table:table-cell table:style-name="ce4" office:value-type="float" office:value="2325" calcext:value-type="float">
            <text:p>2325</text:p>
          </table:table-cell>
          <table:table-cell/>
        </table:table-row>
        <table:table-row table:style-name="ro2" table:number-rows-repeated="3">
          <table:table-cell/>
          <table:table-cell table:style-name="ce3" table:number-columns-repeated="4"/>
          <table:table-cell table:style-name="ce5"/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Total marchandises</text:p>
          </table:table-cell>
          <table:table-cell office:value-type="float" office:value="17731" calcext:value-type="float">
            <text:p>17731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Remise 10 % :</text:p>
          </table:table-cell>
          <table:table-cell office:value-type="float" office:value="1773.1" calcext:value-type="float">
            <text:p>1773,1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Total Net :</text:p>
          </table:table-cell>
          <table:table-cell office:value-type="float" office:value="15957.9" calcext:value-type="float">
            <text:p>15957,9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Frais de port :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Total Hors taxe :</text:p>
          </table:table-cell>
          <table:table-cell office:value-type="float" office:value="16007.9" calcext:value-type="float">
            <text:p>16007,9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TVA à 19,6 % :</text:p>
          </table:table-cell>
          <table:table-cell office:value-type="float" office:value="3137.55" calcext:value-type="float">
            <text:p>3137,55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Total TTC :</text:p>
          </table:table-cell>
          <table:table-cell office:value-type="float" office:value="19145.45" calcext:value-type="float">
            <text:p>19145,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die Flower" svg:font-family="'Indie Flower'" style:font-pitch="variable"/>
    <style:font-face style:name="Lobster" svg:font-family="Lobster" style:font-pitch="variable"/>
    <style:font-face style:name="TeX Gyre Chorus" svg:font-family="'TeX Gyre Choru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0:34:40.821230473</meta:creation-date>
    <dc:date>2018-01-22T10:57:34.859307350</dc:date>
    <meta:editing-duration>PT2M23S</meta:editing-duration>
    <meta:editing-cycles>1</meta:editing-cycles>
    <meta:document-statistic meta:table-count="1" meta:cell-count="41" meta:object-count="0"/>
    <meta:generator>LibreOffice/5.2.7.2$Linux_X86_64 LibreOffice_project/20m0$Build-2</meta:generator>
  </office:meta>
</office:document-meta>
</file>